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5cm"/>
    </style:style>
    <style:style style:name="co2" style:family="table-column">
      <style:table-column-properties fo:break-before="auto" style:column-width="3.171cm"/>
    </style:style>
    <style:style style:name="co3" style:family="table-column">
      <style:table-column-properties fo:break-before="auto" style:column-width="6.618cm"/>
    </style:style>
    <style:style style:name="co4" style:family="table-column">
      <style:table-column-properties fo:break-before="auto" style:column-width="4.0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style:font-name="Aria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dee6ef"/>
      <style:text-properties style:font-name="Arial" fo:font-size="12pt" style:font-size-asian="12pt" style:font-size-complex="12pt"/>
    </style:style>
    <style:style style:name="ce5" style:family="table-cell" style:parent-style-name="Default" style:data-style-name="N104">
      <style:text-properties style:font-name="Arial" fo:font-size="12pt" style:font-size-asian="12pt" style:font-size-complex="12pt"/>
    </style:style>
    <style:style style:name="ce6" style:family="table-cell" style:parent-style-name="Default" style:data-style-name="N104">
      <style:table-cell-properties fo:background-color="#5983b0" style:text-align-source="fix" style:repeat-content="false"/>
      <style:paragraph-properties fo:text-align="center" fo:margin-left="0cm"/>
      <style:text-properties style:font-name="Arial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 style:data-style-name="N104">
      <style:table-cell-properties fo:background-color="#dee6ef"/>
      <style:text-properties style:font-name="Arial" fo:font-size="12pt" style:font-size-asian="12pt" style:font-size-complex="12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 Anuales por Sucursal" table:style-name="ta1">
        <table:shapes>
          <draw:frame draw:z-index="0" draw:style-name="gr1" draw:text-style-name="P1" svg:width="20.305cm" svg:height="13.808cm" svg:x="18.949cm" svg:y="0.504cm">
            <draw:object draw:notify-on-update-of-ranges="'Ventas Anuales por Sucursal'.D16:'Ventas Anuales por Sucursal'.D16 'Ventas Anuales por Sucursal'.B3:'Ventas Anuales por Sucursal'.B12 'Ventas Anuales por Sucursal'.D3:'Ventas Anuales por Sucursal'.D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number-columns-repeated="16380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3" office:value-type="string" calcext:value-type="string">
            <text:p>Nombre</text:p>
          </table:table-cell>
          <table:table-cell table:style-name="ce3" office:value-type="string" calcext:value-type="string">
            <text:p>Ciudad</text:p>
          </table:table-cell>
          <table:table-cell table:style-name="ce6" office:value-type="string" calcext:value-type="string">
            <text:p>Ventas</text:p>
          </table:table-cell>
          <table:table-cell table:style-name="ce1"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scobedo</text:p>
          </table:table-cell>
          <table:table-cell office:value-type="string" calcext:value-type="string">
            <text:p>Culiacán, Sinaloa</text:p>
          </table:table-cell>
          <table:table-cell office:value-type="currency" office:currency="MXN" office:value="35795125" calcext:value-type="currency">
            <text:p>$35,795,125.00</text:p>
          </table:table-cell>
          <table:table-cell table:number-columns-repeated="1638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Juárez</text:p>
          </table:table-cell>
          <table:table-cell table:style-name="ce4" office:value-type="string" calcext:value-type="string">
            <text:p>Toluca, Edo de México</text:p>
          </table:table-cell>
          <table:table-cell table:style-name="ce7" office:value-type="currency" office:currency="MXN" office:value="1000000" calcext:value-type="currency">
            <text:p>$1,000,000.00</text:p>
          </table:table-cell>
          <table:table-cell table:number-columns-repeated="163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tlacomulco</text:p>
          </table:table-cell>
          <table:table-cell office:value-type="string" calcext:value-type="string">
            <text:p>Atlacomulco, Edo de México</text:p>
          </table:table-cell>
          <table:table-cell office:value-type="currency" office:currency="MXN" office:value="952143" calcext:value-type="currency">
            <text:p>$952,143.00</text:p>
          </table:table-cell>
          <table:table-cell table:number-columns-repeated="1638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5 de Mayo</text:p>
          </table:table-cell>
          <table:table-cell table:style-name="ce4" office:value-type="string" calcext:value-type="string">
            <text:p>Toluca, Edo de México</text:p>
          </table:table-cell>
          <table:table-cell table:style-name="ce7" office:value-type="currency" office:currency="MXN" office:value="500000" calcext:value-type="currency">
            <text:p>$500,000.00</text:p>
          </table:table-cell>
          <table:table-cell table:number-columns-repeated="163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denas</text:p>
          </table:table-cell>
          <table:table-cell office:value-type="string" calcext:value-type="string">
            <text:p>Cd Altamirano, Guerrero</text:p>
          </table:table-cell>
          <table:table-cell office:value-type="currency" office:currency="MXN" office:value="500000" calcext:value-type="currency">
            <text:p>$500,000.00</text:p>
          </table:table-cell>
          <table:table-cell table:number-columns-repeated="1638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Madero</text:p>
          </table:table-cell>
          <table:table-cell table:style-name="ce4" office:value-type="string" calcext:value-type="string">
            <text:p>Morelia, Michoacán</text:p>
          </table:table-cell>
          <table:table-cell table:style-name="ce7" office:value-type="currency" office:currency="MXN" office:value="365128" calcext:value-type="currency">
            <text:p>$365,128.00</text:p>
          </table:table-cell>
          <table:table-cell table:number-columns-repeated="163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orma</text:p>
          </table:table-cell>
          <table:table-cell office:value-type="string" calcext:value-type="string">
            <text:p>Morelia, Michoacán</text:p>
          </table:table-cell>
          <table:table-cell office:value-type="currency" office:currency="MXN" office:value="357951" calcext:value-type="currency">
            <text:p>$357,951.00</text:p>
          </table:table-cell>
          <table:table-cell table:number-columns-repeated="1638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Revolución</text:p>
          </table:table-cell>
          <table:table-cell table:style-name="ce4" office:value-type="string" calcext:value-type="string">
            <text:p>Zitácuaro, Michoacán</text:p>
          </table:table-cell>
          <table:table-cell table:style-name="ce7" office:value-type="currency" office:currency="MXN" office:value="254638" calcext:value-type="currency">
            <text:p>$254,638.00</text:p>
          </table:table-cell>
          <table:table-cell table:number-columns-repeated="163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Arcelia, Guerrero</text:p>
          </table:table-cell>
          <table:table-cell office:value-type="currency" office:currency="MXN" office:value="235000" calcext:value-type="currency">
            <text:p>$235,000.00</text:p>
          </table:table-cell>
          <table:table-cell table:number-columns-repeated="1638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uerrero</text:p>
          </table:table-cell>
          <table:table-cell table:style-name="ce4" office:value-type="string" calcext:value-type="string">
            <text:p>Tejupilco, Edo de México</text:p>
          </table:table-cell>
          <table:table-cell table:style-name="ce7" office:value-type="currency" office:currency="MXN" office:value="150000" calcext:value-type="currency">
            <text:p>$150,000.00</text:p>
          </table:table-cell>
          <table:table-cell table:number-columns-repeated="16380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25T23:59:17.018000000</dc:date>
    <meta:editing-duration>PT20M59S</meta:editing-duration>
    <meta:editing-cycles>1</meta:editing-cycles>
    <meta:document-statistic meta:table-count="1" meta:cell-count="43" meta:object-count="1"/>
    <meta:generator>LibreOffice/24.2.2.2$Windows_X86_64 LibreOffice_project/d56cc158d8a96260b836f100ef4b4ef25d6f1a01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solid" draw:fill-color="#dee6ef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06cm" svg:height="13.809cm" xlink:href=".." xlink:type="simple" chart:class="chart:bar" chart:style-name="ch1">
        <chart:title svg:x="7.974cm" svg:y="0.412cm" chart:style-name="ch2">
          <text:p>Ventas por Sucursal</text:p>
        </chart:title>
        <chart:plot-area chart:style-name="ch3" table:cell-range-address="'Ventas Anuales por Sucursal'.D16:'Ventas Anuales por Sucursal'.D16 'Ventas Anuales por Sucursal'.B3:'Ventas Anuales por Sucursal'.B12 'Ventas Anuales por Sucursal'.D3:'Ventas Anuales por Sucursal'.D12" chart:data-source-has-labels="both" svg:x="0.406cm" svg:y="1.493cm" svg:width="19.494cm" svg:height="12.0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3.274cm" svg:y="1.493cm" svg:width="16.506cm" svg:height="10.12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'Ventas Anuales por Sucursal'.B3:'Ventas Anuales por Sucursal'.B1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Ventas Anuales por Sucursal'.D3:'Ventas Anuales por Sucursal'.D12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Escobedo</text:p>
                <draw:g>
                  <svg:desc>'Ventas Anuales por Sucursal'.B3:'Ventas Anuales por Sucursal'.B12</svg:desc>
                </draw:g>
              </table:table-cell>
              <table:table-cell office:value-type="float" office:value="35795125">
                <text:p>35795125</text:p>
                <draw:g>
                  <svg:desc>'Ventas Anuales por Sucursal'.D3:'Ventas Anuales por Sucursal'.D12</svg:desc>
                </draw:g>
              </table:table-cell>
            </table:table-row>
            <table:table-row>
              <table:table-cell office:value-type="string">
                <text:p>Juárez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Atlacomulco</text:p>
              </table:table-cell>
              <table:table-cell office:value-type="float" office:value="952143">
                <text:p>952143</text:p>
              </table:table-cell>
            </table:table-row>
            <table:table-row>
              <table:table-cell office:value-type="string">
                <text:p>5 de Mayo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Cardenas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Madero</text:p>
              </table:table-cell>
              <table:table-cell office:value-type="float" office:value="365128">
                <text:p>365128</text:p>
              </table:table-cell>
            </table:table-row>
            <table:table-row>
              <table:table-cell office:value-type="string">
                <text:p>Reforma</text:p>
              </table:table-cell>
              <table:table-cell office:value-type="float" office:value="357951">
                <text:p>357951</text:p>
              </table:table-cell>
            </table:table-row>
            <table:table-row>
              <table:table-cell office:value-type="string">
                <text:p>Revolución</text:p>
              </table:table-cell>
              <table:table-cell office:value-type="float" office:value="254638">
                <text:p>254638</text:p>
              </table:table-cell>
            </table:table-row>
            <table:table-row>
              <table:table-cell office:value-type="string">
                <text:p>Hidalgo</text:p>
              </table:table-cell>
              <table:table-cell office:value-type="float" office:value="235000">
                <text:p>235000</text:p>
              </table:table-cell>
            </table:table-row>
            <table:table-row>
              <table:table-cell office:value-type="string">
                <text:p>Guerrero</text:p>
              </table:table-cell>
              <table:table-cell office:value-type="float" office:value="150000">
                <text:p>15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